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01cm" fo:min-width="8.0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01cm" fo:min-width="10.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41cm" fo:min-width="4.9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54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9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0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9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5cm"/>
    </style:style>
    <style:style style:name="gr18" style:family="graphic" style:parent-style-name="standard">
      <style:graphic-properties draw:fill-color="#f58220" draw:textarea-horizontal-align="justify" draw:textarea-vertical-align="middle" draw:auto-grow-height="false" fo:min-height="0.458cm" fo:min-width="0.35cm"/>
    </style:style>
    <style:style style:name="gr19" style:family="graphic" style:parent-style-name="standard">
      <style:graphic-properties draw:textarea-horizontal-align="justify" draw:textarea-vertical-align="middle" draw:auto-grow-height="false" fo:min-height="0.458cm" fo:min-width="0.3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27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6.98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01cm" fo:min-width="5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5.7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5.753cm"/>
    </style:style>
    <style:style style:name="gr26" style:family="graphic" style:parent-style-name="standard">
      <style:graphic-properties draw:textarea-horizontal-align="justify" draw:textarea-vertical-align="middle" draw:auto-grow-height="false" fo:min-height="1.35cm" fo:min-width="4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6.4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8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8.257cm"/>
    </style:style>
    <style:style style:name="gr30" style:family="graphic" style:parent-style-name="standard">
      <style:graphic-properties draw:textarea-horizontal-align="justify" draw:textarea-vertical-align="middle" draw:auto-grow-height="false" fo:min-height="0.316cm" fo:min-width="0.208cm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63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0.39cm"/>
    </style:style>
    <style:style style:name="gr36" style:family="graphic" style:parent-style-name="standard">
      <style:graphic-properties draw:textarea-horizontal-align="justify" draw:textarea-vertical-align="middle" draw:auto-grow-height="false" fo:min-height="0.316cm" fo:min-width="0.20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05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0.88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4.4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7.66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4.13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7.14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9.687cm"/>
    </style:style>
    <style:style style:name="gr44" style:family="graphic" style:parent-style-name="standard">
      <style:graphic-properties draw:textarea-horizontal-align="justify" draw:textarea-vertical-align="middle" draw:auto-grow-height="false" fo:min-height="2.15cm" fo:min-width="3.9cm"/>
    </style:style>
    <style:style style:name="gr45" style:family="graphic" style:parent-style-name="standard">
      <style:graphic-properties draw:fill-color="#c2e0ae" draw:textarea-horizontal-align="justify" draw:textarea-vertical-align="middle" draw:auto-grow-height="false" fo:min-height="2.75cm" fo:min-width="3.7cm"/>
    </style:style>
    <style:style style:name="gr46" style:family="graphic" style:parent-style-name="standard">
      <style:graphic-properties draw:fill-color="#fff450" draw:textarea-horizontal-align="justify" draw:textarea-vertical-align="middle" draw:auto-grow-height="false" fo:min-height="0.55cm" fo:min-width="3.9cm"/>
    </style:style>
    <style:style style:name="gr4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8" style:family="graphic" style:parent-style-name="objectwithoutfill">
      <style:graphic-properties svg:stroke-color="#00b6bd" draw:marker-end="Arrow" draw:marker-end-width="0.3cm" draw:fill="none" draw:textarea-vertical-align="middle"/>
    </style:style>
    <style:style style:name="gr49" style:family="graphic" style:parent-style-name="objectwithoutfill">
      <style:graphic-properties draw:stroke="dash" draw:stroke-dash="_33__20_Dashes_20_3_20_Dots_20__28_var_29_" svg:stroke-color="#000000" draw:marker-end="Arrow" draw:marker-end-width="0.3cm" draw:fill="none" draw:textarea-vertical-align="middle"/>
    </style:style>
    <style:style style:name="gr50" style:family="graphic" style:parent-style-name="objectwithoutfill">
      <style:graphic-properties draw:stroke="dash" draw:stroke-dash="_33__20_Dashes_20_3_20_Dots_20__28_var_29_" draw:marker-end="Arrow" draw:marker-end-width="0.3cm" draw:fill="none" draw:textarea-vertical-align="middle"/>
    </style:style>
    <style:style style:name="gr51" style:family="graphic" style:parent-style-name="standard">
      <style:graphic-properties draw:textarea-horizontal-align="justify" draw:textarea-vertical-align="middle" draw:auto-grow-height="false" fo:min-height="0.315cm" fo:min-width="1.74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8.892cm"/>
    </style:style>
    <style:style style:name="pr1" style:family="presentation" style:parent-style-name="默认-notes">
      <style:graphic-properties draw:fill-color="#ffffff" fo:min-height="13.364cm"/>
    </style:style>
    <style:style style:name="co1" style:family="table-column">
      <style:table-column-properties style:column-width="4.673cm" style:use-optimal-column-width="false"/>
    </style:style>
    <style:style style:name="co2" style:family="table-column">
      <style:table-column-properties style:column-width="4.675cm" style:use-optimal-column-width="false"/>
    </style:style>
    <style:style style:name="ro1" style:family="table-row">
      <style:table-row-properties style:row-height="1.726cm"/>
    </style:style>
    <style:style style:name="ro2" style:family="table-row">
      <style:table-row-properties style:row-height="1.73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58220"/>
      <style:paragraph-properties fo:text-align="center"/>
    </style:style>
    <style:style style:name="P8" style:family="paragraph">
      <loext:graphic-properties draw:fill="none" draw:fill-color="#ffffff"/>
      <style:text-properties style:font-size-asian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1" style:family="paragraph">
      <style:paragraph-properties fo:text-align="center"/>
      <style:text-properties style:font-size-asian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c2e0ae"/>
      <style:paragraph-properties fo:text-align="center"/>
      <style:text-properties fo:font-size="18pt"/>
    </style:style>
    <style:style style:name="P14" style:family="paragraph">
      <loext:graphic-properties draw:fill-color="#fff450"/>
      <style:paragraph-properties fo:text-align="center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CJK SC 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office:forms form:automatic-focus="false" form:apply-design-mode="false"/>
        <draw:frame draw:style-name="gr1" draw:text-style-name="P1" draw:layer="layout" svg:width="8.534cm" svg:height="4.951cm" svg:x="3.31cm" svg:y="1.989cm">
          <draw:text-box>
            <text:p>添加数据</text:p>
            <text:p>１.申请存储族，或设置key</text:p>
            <text:p>２.写数据</text:p>
            <text:p>３.提交数据</text:p>
            <text:p>４.返回操作结果</text:p>
          </draw:text-box>
        </draw:frame>
        <draw:frame draw:style-name="gr2" draw:text-style-name="P1" draw:layer="layout" svg:width="11.17cm" svg:height="4.951cm" svg:x="13.2cm" svg:y="1.869cm">
          <draw:text-box>
            <text:p>读数据</text:p>
            <text:p>１.设置key</text:p>
            <text:p>２.设置选择读取存储族还是单条数据</text:p>
            <text:p>３.提交读取数据</text:p>
            <text:p>４.返回读取数据</text:p>
          </draw:text-box>
        </draw:frame>
        <draw:frame draw:style-name="gr3" draw:text-style-name="P1" draw:layer="layout" svg:width="5.455cm" svg:height="5.891cm" svg:x="3.6cm" svg:y="8.6cm">
          <draw:text-box>
            <text:p>删除数据</text:p>
            <text:p>１.设置key</text:p>
            <text:p><text:span text:style-name="T1">２</text:span><text:span text:style-name="T1">.</text:span>设置删除方式</text:p>
            <text:p>３.提交数据</text:p>
            <text:p>４.返回操作结果</text:p>
            <text:p/>
          </draw:text-box>
        </draw:frame>
        <draw:frame draw:style-name="gr3" draw:text-style-name="P1" draw:layer="layout" svg:width="5.455cm" svg:height="5.891cm" svg:x="3.601cm" svg:y="8.601cm">
          <draw:text-box>
            <text:p>删除数据</text:p>
            <text:p>１.设置key</text:p>
            <text:p><text:span text:style-name="T1">２</text:span><text:span text:style-name="T1">.</text:span>设置删除方式</text:p>
            <text:p>３.提交数据</text:p>
            <text:p>４.返回操作结果</text:p>
            <text:p/>
          </draw:text-box>
        </draw:frame>
        <draw:frame draw:style-name="gr3" draw:text-style-name="P1" draw:layer="layout" svg:width="5.455cm" svg:height="5.891cm" svg:x="13.501cm" svg:y="8.501cm">
          <draw:text-box>
            <text:p>更改数据</text:p>
            <text:p>１.设置key</text:p>
            <text:p><text:span text:style-name="T1">２</text:span><text:span text:style-name="T1">.</text:span>设置更改方式</text:p>
            <text:p>３.提交数据</text:p>
            <text:p>４.返回操作结果</text:p>
            <text:p/>
          </draw:text-box>
        </draw:frame>
        <draw:frame draw:style-name="gr4" draw:text-style-name="P1" draw:layer="layout" svg:width="3.042cm" svg:height="1.191cm" svg:x="10.8cm" svg:y="0.4cm">
          <draw:text-box>
            <text:p>对外接口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office:forms form:automatic-focus="false" form:apply-design-mode="false"/>
        <draw:custom-shape draw:style-name="gr6" draw:text-style-name="P3" draw:layer="layout" svg:width="20cm" svg:height="2cm" svg:x="3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cm" svg:height="1cm" svg:x="2.6cm" svg:y="2.8cm">
          <draw:text-box>
            <text:p><text:span text:style-name="T2">0</text:span></text:p>
          </draw:text-box>
        </draw:frame>
        <draw:frame draw:style-name="gr8" draw:text-style-name="P4" draw:layer="layout" svg:width="1.205cm" svg:height="0.962cm" svg:x="6.5cm" svg:y="2.7cm">
          <draw:text-box>
            <text:p><text:span text:style-name="T2">12</text:span></text:p>
          </draw:text-box>
        </draw:frame>
        <draw:line draw:style-name="gr9" draw:text-style-name="P5" draw:layer="layout" svg:x1="12.9cm" svg:y1="3.8cm" svg:x2="12.9cm" svg:y2="5.8cm">
          <text:p/>
        </draw:line>
        <draw:frame draw:style-name="gr8" draw:text-style-name="P4" draw:layer="layout" svg:width="1.205cm" svg:height="0.962cm" svg:x="12.4cm" svg:y="2.8cm">
          <draw:text-box>
            <text:p><text:span text:style-name="T2">32</text:span></text:p>
          </draw:text-box>
        </draw:frame>
        <draw:frame draw:style-name="gr10" draw:text-style-name="P4" draw:layer="layout" svg:width="3.986cm" svg:height="0.962cm" svg:x="16.4cm" svg:y="4.4cm">
          <draw:text-box>
            <text:p><text:span text:style-name="T2">Device code</text:span></text:p>
          </draw:text-box>
        </draw:frame>
        <draw:frame draw:style-name="gr11" draw:text-style-name="P4" draw:layer="layout" svg:width="1.594cm" svg:height="0.962cm" svg:x="7.006cm" svg:y="4.4cm">
          <draw:text-box>
            <text:p><text:span text:style-name="T2">free</text:span></text:p>
          </draw:text-box>
        </draw:frame>
        <draw:frame draw:style-name="gr8" draw:text-style-name="P4" draw:layer="layout" svg:width="1.205cm" svg:height="0.962cm" svg:x="18.995cm" svg:y="2.8cm">
          <draw:text-box>
            <text:p><text:span text:style-name="T2">52</text:span></text:p>
          </draw:text-box>
        </draw:frame>
        <draw:frame draw:style-name="gr8" draw:text-style-name="P4" draw:layer="layout" svg:width="1.205cm" svg:height="0.962cm" svg:x="23.4cm" svg:y="2.8cm">
          <draw:text-box>
            <text:p><text:span text:style-name="T2">63</text:span></text:p>
          </draw:text-box>
        </draw:frame>
        <draw:frame draw:style-name="gr12" draw:text-style-name="P1" draw:layer="layout" svg:width="3.535cm" svg:height="1.191cm" svg:x="10.865cm" svg:y="0.609cm">
          <draw:text-box>
            <text:p>key的组成</text:p>
          </draw:text-box>
        </draw:frame>
        <draw:custom-shape draw:style-name="gr6" draw:text-style-name="P3" draw:layer="layout" svg:width="20cm" svg:height="2cm" svg:x="3.401cm" svg:y="5.801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2.901cm" svg:y1="5.801cm" svg:x2="12.901cm" svg:y2="7.801cm">
          <text:p/>
        </draw:line>
        <draw:frame draw:style-name="gr13" draw:text-style-name="P4" draw:layer="layout" svg:width="1.031cm" svg:height="0.962cm" svg:x="7.369cm" svg:y="6.2cm">
          <draw:text-box>
            <text:p><text:span text:style-name="T2">Id</text:span></text:p>
          </draw:text-box>
        </draw:frame>
        <draw:frame draw:style-name="gr14" draw:text-style-name="P4" draw:layer="layout" svg:width="1.556cm" svg:height="0.962cm" svg:x="23.395cm" svg:y="5.438cm">
          <draw:text-box>
            <text:p><text:span text:style-name="T2">127</text:span></text:p>
          </draw:text-box>
        </draw:frame>
        <draw:frame draw:style-name="gr11" draw:text-style-name="P4" draw:layer="layout" svg:width="1.594cm" svg:height="0.962cm" svg:x="17.8cm" svg:y="6.2cm">
          <draw:text-box>
            <text:p><text:span text:style-name="T2">Key</text:span></text:p>
          </draw:text-box>
        </draw:frame>
        <draw:frame draw:style-name="gr15" draw:text-style-name="P1" draw:layer="layout" svg:width="1.205cm" svg:height="1.673cm" svg:x="2.195cm" svg:y="5.427cm">
          <draw:text-box>
            <text:p>63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0">
        <office:forms form:automatic-focus="false" form:apply-design-mode="false"/>
        <draw:frame draw:style-name="standard" draw:layer="layout" svg:width="18.693cm" svg:height="6.908cm" svg:x="5.089cm" svg:y="2.0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evice Code</text:p>
              </table:table-cell>
              <table:table-cell>
                <text:p>IP</text:p>
              </table:table-cell>
              <table:table-cell>
                <text:p>Save speed</text:p>
              </table:table-cell>
              <table:table-cell>
                <text:p>isFull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92.168.1.1</text:p>
              </table:table-cell>
              <table:table-cell>
                <text:p>5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192.168.2.1</text:p>
              </table:table-cell>
              <table:table-cell>
                <text:p>5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192.168.2.2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" draw:layer="layout" svg:width="2.407cm" svg:height="1.191cm" svg:x="8.9cm" svg:y="10.8cm">
          <draw:text-box>
            <text:p>拓扑表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0">
        <office:forms form:automatic-focus="false" form:apply-design-mode="false"/>
        <draw:frame draw:style-name="standard" draw:layer="layout" svg:width="23.37cm" svg:height="8.244cm" svg:x="2.589cm" svg:y="2.0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head_id</text:p>
              </table:table-cell>
              <table:table-cell>
                <text:p>组成员</text:p>
              </table:table-cell>
              <table:table-cell>
                <text:p>存储族数量</text:p>
              </table:table-cell>
              <table:table-cell>
                <text:p>存储片大小</text:p>
              </table:table-cell>
              <table:table-cell>
                <text:p>sub_id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92.168.1.1 x</text:p>
                <text:p>192.168.2.1 x</text:p>
                <text:p>192.168.2.2 x</text:p>
              </table:table-cell>
              <table:table-cell>
                <text:p>1024</text:p>
              </table:table-cell>
              <table:table-cell>
                <text:p>4M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92.168.1.1 x</text:p>
                <text:p>192.168.2.1 x</text:p>
                <text:p>192.168.2.2 x</text:p>
              </table:table-cell>
              <table:table-cell>
                <text:p>1024</text:p>
              </table:table-cell>
              <table:table-cell>
                <text:p>4M</text:p>
              </table:table-cell>
              <table:table-cell>
                <text:p>２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3.042cm" svg:height="1.191cm" svg:x="8.8cm" svg:y="11.009cm">
          <draw:text-box>
            <text:p>存储族表</text:p>
          </draw:text-box>
        </draw:frame>
        <draw:frame draw:style-name="gr17" draw:text-style-name="P1" draw:layer="layout" svg:width="8.825cm" svg:height="0.962cm" svg:x="5.8cm" svg:y="13.8cm">
          <draw:text-box>
            <text:p>Id = (head_id &lt;&lt; 16) + sub_id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office:forms form:automatic-focus="false" form:apply-design-mode="false"/>
        <draw:custom-shape draw:style-name="gr18" draw:text-style-name="P7" draw:layer="layout" svg:width="1.2cm" svg:height="1cm" svg:x="6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6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4.2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1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9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6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5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3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1.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7.2cm" svg:y1="8.8cm" svg:x2="7.2cm" svg:y2="6.4cm">
          <text:p/>
        </draw:line>
        <draw:line draw:style-name="gr20" draw:text-style-name="P5" draw:layer="layout" svg:x1="7.2cm" svg:y1="9.8cm" svg:x2="4.8cm" svg:y2="11.401cm">
          <text:p/>
        </draw:line>
        <draw:line draw:style-name="gr20" draw:text-style-name="P5" draw:layer="layout" svg:x1="7.2cm" svg:y1="9.8cm" svg:x2="7.4cm" svg:y2="11.4cm">
          <text:p/>
        </draw:line>
        <draw:line draw:style-name="gr20" draw:text-style-name="P5" draw:layer="layout" svg:x1="7.2cm" svg:y1="9.8cm" svg:x2="10cm" svg:y2="11.4cm">
          <text:p/>
        </draw:line>
        <draw:line draw:style-name="gr20" draw:text-style-name="P5" draw:layer="layout" svg:x1="7.2cm" svg:y1="9.8cm" svg:x2="12.2cm" svg:y2="11.6cm">
          <text:p/>
        </draw:line>
        <draw:line draw:style-name="gr20" draw:text-style-name="P5" draw:layer="layout" svg:x1="4.8cm" svg:y1="12.4cm" svg:x2="2.2cm" svg:y2="14.4cm">
          <text:p/>
        </draw:line>
        <draw:line draw:style-name="gr20" draw:text-style-name="P5" draw:layer="layout" svg:x1="4.8cm" svg:y1="12.401cm" svg:x2="4cm" svg:y2="14.4cm">
          <text:p/>
        </draw:line>
        <draw:line draw:style-name="gr20" draw:text-style-name="P5" draw:layer="layout" svg:x1="4.8cm" svg:y1="12.401cm" svg:x2="5.8cm" svg:y2="14.4cm">
          <text:p/>
        </draw:line>
        <draw:custom-shape draw:style-name="gr18" draw:text-style-name="P7" draw:layer="layout" svg:width="1.2cm" svg:height="1cm" svg:x="20.20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20.2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17.8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17.8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25.6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23.0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20.4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18.8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17.0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cm" svg:x="15.2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20.801cm" svg:y1="5.401cm" svg:x2="20.801cm" svg:y2="3.001cm">
          <text:p/>
        </draw:line>
        <draw:line draw:style-name="gr20" draw:text-style-name="P5" draw:layer="layout" svg:x1="20.801cm" svg:y1="6.401cm" svg:x2="18.401cm" svg:y2="8.002cm">
          <text:p/>
        </draw:line>
        <draw:line draw:style-name="gr20" draw:text-style-name="P5" draw:layer="layout" svg:x1="20.801cm" svg:y1="6.401cm" svg:x2="21.001cm" svg:y2="8.001cm">
          <text:p/>
        </draw:line>
        <draw:line draw:style-name="gr20" draw:text-style-name="P5" draw:layer="layout" svg:x1="20.801cm" svg:y1="6.401cm" svg:x2="23.601cm" svg:y2="8.001cm">
          <text:p/>
        </draw:line>
        <draw:line draw:style-name="gr20" draw:text-style-name="P5" draw:layer="layout" svg:x1="20.801cm" svg:y1="6.401cm" svg:x2="25.801cm" svg:y2="8.201cm">
          <text:p/>
        </draw:line>
        <draw:line draw:style-name="gr20" draw:text-style-name="P5" draw:layer="layout" svg:x1="18.401cm" svg:y1="9.001cm" svg:x2="15.801cm" svg:y2="11.001cm">
          <text:p/>
        </draw:line>
        <draw:line draw:style-name="gr20" draw:text-style-name="P5" draw:layer="layout" svg:x1="18.401cm" svg:y1="9.002cm" svg:x2="17.601cm" svg:y2="11.001cm">
          <text:p/>
        </draw:line>
        <draw:line draw:style-name="gr20" draw:text-style-name="P5" draw:layer="layout" svg:x1="18.401cm" svg:y1="9.002cm" svg:x2="19.401cm" svg:y2="11.001cm">
          <text:p/>
        </draw:line>
        <draw:line draw:style-name="gr20" draw:text-style-name="P5" draw:layer="layout" svg:x1="20.201cm" svg:y1="2.6cm" svg:x2="7.8cm" svg:y2="6cm">
          <text:p/>
        </draw:line>
        <draw:frame draw:style-name="gr21" draw:text-style-name="P8" draw:layer="layout" svg:width="1.772cm" svg:height="1.191cm" svg:x="6.6cm" svg:y="4.4cm">
          <draw:text-box>
            <text:p><text:span text:style-name="T3">北京</text:span></text:p>
          </draw:text-box>
        </draw:frame>
        <draw:frame draw:style-name="gr21" draw:text-style-name="P8" draw:layer="layout" svg:width="1.772cm" svg:height="1.191cm" svg:x="20.2cm" svg:y="1cm">
          <draw:text-box>
            <text:p><text:span text:style-name="T3">太原</text:span></text:p>
          </draw:text-box>
        </draw:frame>
        <draw:frame draw:style-name="gr16" draw:text-style-name="P8" draw:layer="layout" svg:width="2.407cm" svg:height="1.191cm" svg:x="3.4cm" svg:y="5.4cm">
          <draw:text-box>
            <text:p><text:span text:style-name="T3">总控层</text:span></text:p>
          </draw:text-box>
        </draw:frame>
        <draw:frame draw:style-name="gr16" draw:text-style-name="P8" draw:layer="layout" svg:width="2.407cm" svg:height="1.191cm" svg:x="3.2cm" svg:y="9cm">
          <draw:text-box>
            <text:p><text:span text:style-name="T3">控制层</text:span></text:p>
          </draw:text-box>
        </draw:frame>
        <draw:frame draw:style-name="gr4" draw:text-style-name="P1" draw:layer="layout" svg:width="3.042cm" svg:height="1.191cm" svg:x="10.4cm" svg:y="0.4cm">
          <draw:text-box>
            <text:p>控制模块</text:p>
          </draw:text-box>
        </draw:frame>
        <draw:frame draw:style-name="gr22" draw:text-style-name="P1" draw:layer="layout" svg:width="7.487cm" svg:height="1.191cm" svg:x="12.4cm" svg:y="14.4cm">
          <draw:text-box>
            <text:p>控制模块用来同步拓扑表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office:forms form:automatic-focus="false" form:apply-design-mode="false"/>
        <draw:frame draw:style-name="gr23" draw:text-style-name="P8" draw:layer="layout" svg:width="6.09cm" svg:height="4.951cm" svg:x="3.2cm" svg:y="1.2cm">
          <draw:text-box>
            <text:p><text:span text:style-name="T3">存储原则：</text:span></text:p>
            <text:p><text:span text:style-name="T3">１</text:span><text:span text:style-name="T3">.</text:span><text:span text:style-name="T3">就近存储</text:span></text:p>
            <text:p><text:span text:style-name="T3"/></text:p>
          </draw:text-box>
        </draw:frame>
        <draw:frame draw:style-name="gr24" draw:text-style-name="P10" draw:layer="layout" svg:width="6.253cm" svg:height="4.011cm" svg:x="16.5cm" svg:y="1.2cm">
          <draw:text-box>
            <text:p text:style-name="P9"><text:span text:style-name="T2">控制原则：</text:span></text:p>
            <text:p text:style-name="P9"><text:span text:style-name="T2">1.</text:span><text:span text:style-name="T2">树形组织控制层</text:span></text:p>
            <text:p><text:span text:style-name="T2">2.</text:span><text:span text:style-name="T2">新结点容纳旧树</text:span></text:p>
            <text:p><text:span text:style-name="T2">3.</text:span><text:span text:style-name="T2">上层主动连接下层</text:span></text:p>
          </draw:text-box>
        </draw:frame>
        <draw:frame draw:style-name="gr25" draw:text-style-name="P4" draw:layer="layout" svg:width="6.253cm" svg:height="2.131cm" svg:x="3.558cm" svg:y="9.609cm">
          <draw:text-box>
            <text:p><text:span text:style-name="T2">总控原则</text:span></text:p>
            <text:p><text:span text:style-name="T2">1.</text:span><text:span text:style-name="T2">不主动连接控制层</text:span></text:p>
          </draw:text-box>
        </draw:frame>
        <draw:custom-shape draw:style-name="gr26" draw:text-style-name="P11" draw:layer="layout" svg:width="5cm" svg:height="1.6cm" svg:x="15cm" svg:y="5.8cm">
          <text:p text:style-name="P3"><text:span text:style-name="T3">总控层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cm" svg:height="1.6cm" svg:x="15cm" svg:y="9cm">
          <text:p text:style-name="P3"><text:span text:style-name="T3">被控</text:span><text:span text:style-name="T3">/</text:span><text:span text:style-name="T3">控制层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cm" svg:height="1.6cm" svg:x="15cm" svg:y="7.4cm">
          <text:p text:style-name="P3"><text:span text:style-name="T3">控制层</text:span></text:p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6.971cm" svg:height="1.191cm" svg:x="20.229cm" svg:y="9.4cm">
          <draw:text-box>
            <text:p><text:span text:style-name="T2">(</text:span><text:span text:style-name="T2">也是下一层的控制层</text:span><text:span text:style-name="T2">)</text:span></text:p>
          </draw:text-box>
        </draw:frame>
        <draw:custom-shape draw:style-name="gr26" draw:text-style-name="P11" draw:layer="layout" svg:width="5cm" svg:height="1.6cm" svg:x="15cm" svg:y="10.6cm">
          <text:p text:style-name="P3"><text:span text:style-name="T3">被控</text:span><text:span text:style-name="T3">/</text:span><text:span text:style-name="T3">控制层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5cm" svg:height="1.6cm" svg:x="15cm" svg:y="12.2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cm" svg:height="1.6cm" svg:x="15cm" svg:y="13.8cm">
          <text:p text:style-name="P3"><text:span text:style-name="T3">被控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1">
        <office:forms form:automatic-focus="false" form:apply-design-mode="false"/>
        <draw:frame draw:style-name="gr28" draw:text-style-name="P1" draw:layer="layout" svg:width="4.312cm" svg:height="1.191cm" svg:x="8.4cm" svg:y="1.4cm">
          <draw:text-box>
            <text:p>控制模块特点</text:p>
          </draw:text-box>
        </draw:frame>
        <draw:frame draw:style-name="gr29" draw:text-style-name="P1" draw:layer="layout" svg:width="8.757cm" svg:height="2.131cm" svg:x="4.043cm" svg:y="4.669cm">
          <draw:text-box>
            <text:p>上层拥有下层数据</text:p>
            <text:p>下层懒加载上层或同层拓扑表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1">
        <office:forms form:automatic-focus="false" form:apply-design-mode="false"/>
        <draw:custom-shape draw:style-name="gr30" draw:text-style-name="P3" draw:layer="layout" svg:width="1cm" svg:height="0.8cm" svg:x="21.3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5.6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2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25.3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22.7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20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7.9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5.6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6.802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4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1.3cm" svg:y1="8.9cm" svg:x2="16.5cm" svg:y2="10.702cm">
          <text:p/>
        </draw:line>
        <draw:line draw:style-name="gr9" draw:text-style-name="P5" draw:layer="layout" svg:x1="21.5cm" svg:y1="8.9cm" svg:x2="18.7cm" svg:y2="10.702cm">
          <text:p/>
        </draw:line>
        <draw:line draw:style-name="gr9" draw:text-style-name="P5" draw:layer="layout" svg:x1="21.7cm" svg:y1="9.1cm" svg:x2="20.9cm" svg:y2="10.7cm">
          <text:p/>
        </draw:line>
        <draw:line draw:style-name="gr9" draw:text-style-name="P5" draw:layer="layout" svg:x1="22.1cm" svg:y1="8.9cm" svg:x2="22.9cm" svg:y2="10.7cm">
          <text:p/>
        </draw:line>
        <draw:line draw:style-name="gr9" draw:text-style-name="P5" draw:layer="layout" svg:x1="22.3cm" svg:y1="8.7cm" svg:x2="25.5cm" svg:y2="10.7cm">
          <text:p/>
        </draw:line>
        <draw:line draw:style-name="gr9" draw:text-style-name="P5" draw:layer="layout" svg:x1="15.7cm" svg:y1="11.3cm" svg:x2="13.3cm" svg:y2="14.1cm">
          <text:p/>
        </draw:line>
        <draw:line draw:style-name="gr9" draw:text-style-name="P5" draw:layer="layout" svg:x1="15.9cm" svg:y1="11.501cm" svg:x2="15.3cm" svg:y2="14.1cm">
          <text:p/>
        </draw:line>
        <draw:line draw:style-name="gr9" draw:text-style-name="P5" draw:layer="layout" svg:x1="16.3cm" svg:y1="11.3cm" svg:x2="17.3cm" svg:y2="14.3cm">
          <text:p/>
        </draw:line>
        <draw:custom-shape draw:style-name="gr30" draw:text-style-name="P3" draw:layer="layout" svg:width="1cm" svg:height="0.8cm" svg:x="2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7.8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0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4cm" svg:y1="3.7cm" svg:x2="8.6cm" svg:y2="5.3cm">
          <text:p/>
        </draw:line>
        <draw:custom-shape draw:style-name="gr30" draw:text-style-name="P3" draw:layer="layout" svg:width="1cm" svg:height="0.8cm" svg:x="15.2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7.4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7.801cm" svg:y1="3.701cm" svg:x2="16.001cm" svg:y2="5.301cm">
          <text:p/>
        </draw:line>
        <draw:custom-shape draw:style-name="gr30" draw:text-style-name="P3" draw:layer="layout" svg:width="1cm" svg:height="0.8cm" svg:x="14.4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23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25.202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25.602cm" svg:y1="3.902cm" svg:x2="23.802cm" svg:y2="5.502cm">
          <text:p/>
        </draw:line>
        <draw:custom-shape draw:style-name="gr30" draw:text-style-name="P3" draw:layer="layout" svg:width="1cm" svg:height="0.8cm" svg:x="22.201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3.201cm" svg:y1="2.5cm" svg:x2="25.202cm" svg:y2="3.3cm">
          <text:p/>
        </draw:line>
        <draw:line draw:style-name="gr9" draw:text-style-name="P5" draw:layer="layout" svg:x1="22.8cm" svg:y1="2.701cm" svg:x2="23.4cm" svg:y2="5.302cm">
          <text:p/>
        </draw:line>
        <draw:custom-shape draw:style-name="gr30" draw:text-style-name="P3" draw:layer="layout" svg:width="1cm" svg:height="0.8cm" svg:x="3.203cm" svg:y="1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6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5.6cm" svg:y1="11cm" svg:x2="6.8cm" svg:y2="12.4cm">
          <text:p/>
        </draw:line>
        <draw:line draw:style-name="gr9" draw:text-style-name="P5" draw:layer="layout" svg:x1="4.8cm" svg:y1="11cm" svg:x2="3.601cm" svg:y2="12.603cm">
          <text:p/>
        </draw:line>
        <draw:frame draw:style-name="gr32" draw:text-style-name="P1" draw:layer="layout" svg:width="1.137cm" svg:height="1.591cm" svg:x="2.3cm" svg:y="2.7cm">
          <draw:text-box>
            <text:p>１</text:p>
          </draw:text-box>
        </draw:frame>
        <draw:frame draw:style-name="gr33" draw:text-style-name="P1" draw:layer="layout" svg:width="1.137cm" svg:height="1.191cm" svg:x="16.662cm" svg:y="13.808cm">
          <draw:text-box>
            <text:p>３</text:p>
          </draw:text-box>
        </draw:frame>
        <draw:frame draw:style-name="gr33" draw:text-style-name="P1" draw:layer="layout" svg:width="1.137cm" svg:height="1.191cm" svg:x="7.701cm" svg:y="4.801cm">
          <draw:text-box>
            <text:p>１</text:p>
          </draw:text-box>
        </draw:frame>
        <draw:frame draw:style-name="gr33" draw:text-style-name="P1" draw:layer="layout" svg:width="1.137cm" svg:height="1.191cm" svg:x="12.6cm" svg:y="13.8cm">
          <draw:text-box>
            <text:p>１</text:p>
          </draw:text-box>
        </draw:frame>
        <draw:frame draw:style-name="gr33" draw:text-style-name="P1" draw:layer="layout" svg:width="1.137cm" svg:height="1.191cm" svg:x="3.101cm" svg:y="12.401cm">
          <draw:text-box>
            <text:p>１</text:p>
          </draw:text-box>
        </draw:frame>
        <draw:frame draw:style-name="gr33" draw:text-style-name="P1" draw:layer="layout" svg:width="1.137cm" svg:height="1.191cm" svg:x="22.901cm" svg:y="5.001cm">
          <draw:text-box>
            <text:p>１</text:p>
          </draw:text-box>
        </draw:frame>
        <draw:frame draw:style-name="gr33" draw:text-style-name="P1" draw:layer="layout" svg:width="1.137cm" svg:height="1.191cm" svg:x="15.101cm" svg:y="4.801cm">
          <draw:text-box>
            <text:p>１</text:p>
          </draw:text-box>
        </draw:frame>
        <draw:frame draw:style-name="gr33" draw:text-style-name="P1" draw:layer="layout" svg:width="1.137cm" svg:height="1.191cm" svg:x="14.563cm" svg:y="13.8cm">
          <draw:text-box>
            <text:p>２</text:p>
          </draw:text-box>
        </draw:frame>
        <draw:frame draw:style-name="gr33" draw:text-style-name="P1" draw:layer="layout" svg:width="1.137cm" svg:height="1.191cm" svg:x="6.4cm" svg:y="12.209cm">
          <draw:text-box>
            <text:p>２</text:p>
          </draw:text-box>
        </draw:frame>
        <draw:frame draw:style-name="gr33" draw:text-style-name="P1" draw:layer="layout" svg:width="1.137cm" svg:height="1.191cm" svg:x="25.063cm" svg:y="2.909cm">
          <draw:text-box>
            <text:p>２</text:p>
          </draw:text-box>
        </draw:frame>
        <draw:frame draw:style-name="gr33" draw:text-style-name="P1" draw:layer="layout" svg:width="1.137cm" svg:height="1.191cm" svg:x="17.264cm" svg:y="2.7cm">
          <draw:text-box>
            <text:p>２</text:p>
          </draw:text-box>
        </draw:frame>
        <draw:frame draw:style-name="gr33" draw:text-style-name="P1" draw:layer="layout" svg:width="1.137cm" svg:height="1.191cm" svg:x="10cm" svg:y="2.709cm">
          <draw:text-box>
            <text:p>２</text:p>
          </draw:text-box>
        </draw:frame>
        <draw:frame draw:style-name="gr33" draw:text-style-name="P1" draw:layer="layout" svg:width="1.137cm" svg:height="1.191cm" svg:x="16.663cm" svg:y="13.809cm">
          <draw:text-box>
            <text:p>３</text:p>
          </draw:text-box>
        </draw:frame>
        <draw:frame draw:style-name="gr33" draw:text-style-name="P1" draw:layer="layout" svg:width="1.137cm" svg:height="1.191cm" svg:x="16.663cm" svg:y="13.809cm">
          <draw:text-box>
            <text:p>３</text:p>
          </draw:text-box>
        </draw:frame>
        <draw:frame draw:style-name="gr33" draw:text-style-name="P1" draw:layer="layout" svg:width="1.137cm" svg:height="1.191cm" svg:x="4.6cm" svg:y="10cm">
          <draw:text-box>
            <text:p>３</text:p>
          </draw:text-box>
        </draw:frame>
        <draw:frame draw:style-name="gr33" draw:text-style-name="P1" draw:layer="layout" svg:width="1.137cm" svg:height="1.191cm" svg:x="22.2cm" svg:y="1.709cm">
          <draw:text-box>
            <text:p>３</text:p>
          </draw:text-box>
        </draw:frame>
        <draw:frame draw:style-name="gr33" draw:text-style-name="P1" draw:layer="layout" svg:width="1.137cm" svg:height="1.191cm" svg:x="14.4cm" svg:y="1.509cm">
          <draw:text-box>
            <text:p>３</text:p>
          </draw:text-box>
        </draw:frame>
        <draw:line draw:style-name="gr9" draw:text-style-name="P5" draw:layer="layout" svg:x1="16.601cm" svg:y1="11.3cm" svg:x2="19.2cm" svg:y2="14cm">
          <text:p/>
        </draw:line>
        <draw:custom-shape draw:style-name="gr30" draw:text-style-name="P3" draw:layer="layout" svg:width="1cm" svg:height="0.8cm" svg:x="18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" draw:layer="layout" svg:width="1.035cm" svg:height="0.962cm" svg:x="18.765cm" svg:y="13.8cm">
          <draw:text-box>
            <text:p>...</text:p>
          </draw:text-box>
        </draw:frame>
        <draw:frame draw:style-name="gr14" draw:text-style-name="P1" draw:layer="layout" svg:width="1.556cm" svg:height="0.962cm" svg:x="15.3cm" svg:y="10.539cm">
          <draw:text-box>
            <text:p>256</text:p>
          </draw:text-box>
        </draw:frame>
        <draw:frame draw:style-name="gr35" draw:text-style-name="P1" draw:layer="layout" svg:width="10.89cm" svg:height="1.191cm" svg:x="6cm" svg:y="0.2cm">
          <draw:text-box>
            <text:p>控制层形成的过程 - 单个结点的进入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1">
        <office:forms form:automatic-focus="false" form:apply-design-mode="false"/>
        <draw:custom-shape draw:style-name="gr30" draw:text-style-name="P3" draw:layer="layout" svg:width="1cm" svg:height="0.8cm" svg:x="4.8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4.8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6.002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3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.9cm" svg:y1="4.1cm" svg:x2="2.5cm" svg:y2="6.9cm">
          <text:p/>
        </draw:line>
        <draw:line draw:style-name="gr9" draw:text-style-name="P5" draw:layer="layout" svg:x1="5.1cm" svg:y1="4.301cm" svg:x2="4.5cm" svg:y2="6.9cm">
          <text:p/>
        </draw:line>
        <draw:line draw:style-name="gr9" draw:text-style-name="P5" draw:layer="layout" svg:x1="5.5cm" svg:y1="4.1cm" svg:x2="6.5cm" svg:y2="7.1cm">
          <text:p/>
        </draw:line>
        <draw:custom-shape draw:style-name="gr30" draw:text-style-name="P3" draw:layer="layout" svg:width="1cm" svg:height="0.8cm" svg:x="22.703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1cm" svg:height="0.8cm" svg:x="25.3cm" svg:y="9.1cm">
          <text:p text:style-name="P3">25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22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" draw:layer="layout" svg:width="1.137cm" svg:height="1.191cm" svg:x="5.862cm" svg:y="6.608cm">
          <draw:text-box>
            <text:p>３</text:p>
          </draw:text-box>
        </draw:frame>
        <draw:frame draw:style-name="gr33" draw:text-style-name="P1" draw:layer="layout" svg:width="1.137cm" svg:height="1.191cm" svg:x="1.8cm" svg:y="6.6cm">
          <draw:text-box>
            <text:p>１</text:p>
          </draw:text-box>
        </draw:frame>
        <draw:frame draw:style-name="gr37" draw:text-style-name="P1" draw:layer="layout" svg:width="1.556cm" svg:height="1.191cm" svg:x="22.4cm" svg:y="9cm">
          <draw:text-box>
            <text:p>257</text:p>
          </draw:text-box>
        </draw:frame>
        <draw:frame draw:style-name="gr33" draw:text-style-name="P1" draw:layer="layout" svg:width="1.137cm" svg:height="1.191cm" svg:x="3.763cm" svg:y="6.6cm">
          <draw:text-box>
            <text:p>２</text:p>
          </draw:text-box>
        </draw:frame>
        <draw:frame draw:style-name="gr33" draw:text-style-name="P1" draw:layer="layout" svg:width="1.137cm" svg:height="1.191cm" svg:x="5.863cm" svg:y="6.609cm">
          <draw:text-box>
            <text:p>３</text:p>
          </draw:text-box>
        </draw:frame>
        <draw:frame draw:style-name="gr33" draw:text-style-name="P1" draw:layer="layout" svg:width="1.137cm" svg:height="1.191cm" svg:x="5.863cm" svg:y="6.609cm">
          <draw:text-box>
            <text:p>３</text:p>
          </draw:text-box>
        </draw:frame>
        <draw:frame draw:style-name="gr37" draw:text-style-name="P1" draw:layer="layout" svg:width="1.556cm" svg:height="1.191cm" svg:x="22.2cm" svg:y="6.6cm">
          <draw:text-box>
            <text:p>260</text:p>
          </draw:text-box>
        </draw:frame>
        <draw:line draw:style-name="gr9" draw:text-style-name="P5" draw:layer="layout" svg:x1="5.801cm" svg:y1="4.1cm" svg:x2="8.4cm" svg:y2="6.8cm">
          <text:p/>
        </draw:line>
        <draw:custom-shape draw:style-name="gr30" draw:text-style-name="P3" draw:layer="layout" svg:width="1cm" svg:height="0.8cm" svg:x="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" draw:layer="layout" svg:width="1.035cm" svg:height="0.962cm" svg:x="7.965cm" svg:y="6.6cm">
          <draw:text-box>
            <text:p>...</text:p>
          </draw:text-box>
        </draw:frame>
        <draw:frame draw:style-name="gr14" draw:text-style-name="P1" draw:layer="layout" svg:width="1.556cm" svg:height="0.962cm" svg:x="4.5cm" svg:y="3.339cm">
          <draw:text-box>
            <text:p>256</text:p>
          </draw:text-box>
        </draw:frame>
        <draw:frame draw:style-name="gr38" draw:text-style-name="P1" draw:layer="layout" svg:width="11.381cm" svg:height="1.191cm" svg:x="6cm" svg:y="0.2cm">
          <draw:text-box>
            <text:p>控制层形成的过程　- 多个结点的进入</text:p>
          </draw:text-box>
        </draw:frame>
        <draw:custom-shape draw:style-name="gr30" draw:text-style-name="P3" draw:layer="layout" svg:width="1cm" svg:height="0.8cm" svg:x="18.8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5.9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8.803cm" svg:y="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20.003cm" svg:y="1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7.9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8.901cm" svg:y1="9.901cm" svg:x2="16.501cm" svg:y2="12.701cm">
          <text:p/>
        </draw:line>
        <draw:line draw:style-name="gr9" draw:text-style-name="P5" draw:layer="layout" svg:x1="19.101cm" svg:y1="10.102cm" svg:x2="18.501cm" svg:y2="12.701cm">
          <text:p/>
        </draw:line>
        <draw:line draw:style-name="gr9" draw:text-style-name="P5" draw:layer="layout" svg:x1="19.501cm" svg:y1="9.901cm" svg:x2="20.501cm" svg:y2="12.901cm">
          <text:p/>
        </draw:line>
        <draw:frame draw:style-name="gr33" draw:text-style-name="P1" draw:layer="layout" svg:width="1.137cm" svg:height="1.191cm" svg:x="19.863cm" svg:y="12.409cm">
          <draw:text-box>
            <text:p>３</text:p>
          </draw:text-box>
        </draw:frame>
        <draw:frame draw:style-name="gr33" draw:text-style-name="P1" draw:layer="layout" svg:width="1.137cm" svg:height="1.191cm" svg:x="15.801cm" svg:y="12.501cm">
          <draw:text-box>
            <text:p>１</text:p>
          </draw:text-box>
        </draw:frame>
        <draw:frame draw:style-name="gr33" draw:text-style-name="P1" draw:layer="layout" svg:width="1.137cm" svg:height="1.191cm" svg:x="17.764cm" svg:y="12.401cm">
          <draw:text-box>
            <text:p>２</text:p>
          </draw:text-box>
        </draw:frame>
        <draw:frame draw:style-name="gr33" draw:text-style-name="P1" draw:layer="layout" svg:width="1.137cm" svg:height="1.191cm" svg:x="19.864cm" svg:y="12.41cm">
          <draw:text-box>
            <text:p>３</text:p>
          </draw:text-box>
        </draw:frame>
        <draw:frame draw:style-name="gr33" draw:text-style-name="P1" draw:layer="layout" svg:width="1.137cm" svg:height="1.191cm" svg:x="19.864cm" svg:y="12.41cm">
          <draw:text-box>
            <text:p>３</text:p>
          </draw:text-box>
        </draw:frame>
        <draw:line draw:style-name="gr9" draw:text-style-name="P5" draw:layer="layout" svg:x1="19.802cm" svg:y1="9.901cm" svg:x2="22.401cm" svg:y2="12.601cm">
          <text:p/>
        </draw:line>
        <draw:custom-shape draw:style-name="gr30" draw:text-style-name="P3" draw:layer="layout" svg:width="1cm" svg:height="0.8cm" svg:x="22.0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" draw:layer="layout" svg:width="1.035cm" svg:height="0.962cm" svg:x="21.966cm" svg:y="12.401cm">
          <draw:text-box>
            <text:p>...</text:p>
          </draw:text-box>
        </draw:frame>
        <draw:frame draw:style-name="gr14" draw:text-style-name="P1" draw:layer="layout" svg:width="1.556cm" svg:height="0.962cm" svg:x="18.501cm" svg:y="9.14cm">
          <draw:text-box>
            <text:p>256</text:p>
          </draw:text-box>
        </draw:frame>
        <draw:line draw:style-name="gr9" draw:text-style-name="P5" draw:layer="layout" svg:x1="22.3cm" svg:y1="7.3cm" svg:x2="19.802cm" svg:y2="9.303cm">
          <text:p/>
        </draw:line>
        <draw:line draw:style-name="gr9" draw:text-style-name="P5" draw:layer="layout" svg:x1="23.1cm" svg:y1="7.6cm" svg:x2="23.1cm" svg:y2="9.103cm">
          <text:p/>
        </draw:line>
        <draw:line draw:style-name="gr9" draw:text-style-name="P5" draw:layer="layout" svg:x1="23.5cm" svg:y1="7.6cm" svg:x2="25.3cm" svg:y2="9.1cm">
          <text:p/>
        </draw:line>
        <draw:custom-shape draw:style-name="gr30" draw:text-style-name="P3" draw:layer="layout" svg:width="1cm" svg:height="0.8cm" svg:x="14.40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1.5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4.403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cm" svg:height="0.8cm" svg:x="13.5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4.501cm" svg:y1="3.901cm" svg:x2="12.101cm" svg:y2="6.701cm">
          <text:p/>
        </draw:line>
        <draw:line draw:style-name="gr9" draw:text-style-name="P5" draw:layer="layout" svg:x1="14.701cm" svg:y1="4.102cm" svg:x2="14.101cm" svg:y2="6.701cm">
          <text:p/>
        </draw:line>
        <draw:frame draw:style-name="gr33" draw:text-style-name="P1" draw:layer="layout" svg:width="1.137cm" svg:height="1.191cm" svg:x="11.401cm" svg:y="6.401cm">
          <draw:text-box>
            <text:p>１</text:p>
          </draw:text-box>
        </draw:frame>
        <draw:frame draw:style-name="gr33" draw:text-style-name="P1" draw:layer="layout" svg:width="1.137cm" svg:height="1.191cm" svg:x="13.364cm" svg:y="6.401cm">
          <draw:text-box>
            <text:p>２</text:p>
          </draw:text-box>
        </draw:frame>
        <draw:frame draw:style-name="gr14" draw:text-style-name="P1" draw:layer="layout" svg:width="1.556cm" svg:height="0.962cm" svg:x="14.501cm" svg:y="2.741cm">
          <draw:text-box>
            <text:p>3</text:p>
          </draw:text-box>
        </draw:frame>
        <draw:frame draw:style-name="gr16" draw:text-style-name="P1" draw:layer="layout" svg:width="2.407cm" svg:height="1.191cm" svg:x="3.2cm" svg:y="8.8cm">
          <draw:text-box>
            <text:p>旧结点</text:p>
          </draw:text-box>
        </draw:frame>
        <draw:frame draw:style-name="gr39" draw:text-style-name="P1" draw:layer="layout" svg:width="4.947cm" svg:height="2.131cm" svg:x="12cm" svg:y="8.8cm">
          <draw:text-box>
            <text:p>新加入的结点先</text:p>
            <text:p>组织成树</text:p>
          </draw:text-box>
        </draw:frame>
        <draw:frame draw:style-name="gr40" draw:text-style-name="P1" draw:layer="layout" svg:width="8.166cm" svg:height="1.191cm" svg:x="17.197cm" svg:y="14.8cm">
          <draw:text-box>
            <text:p>容纳旧结点后，更新设备id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1">
        <office:forms form:automatic-focus="false" form:apply-design-mode="false"/>
        <draw:frame draw:style-name="gr28" draw:text-style-name="P1" draw:layer="layout" svg:width="4.312cm" svg:height="1.191cm" svg:x="10.888cm" svg:y="1.4cm">
          <draw:text-box>
            <text:p>存储族的形成</text:p>
          </draw:text-box>
        </draw:frame>
        <draw:frame draw:style-name="gr41" draw:text-style-name="P1" draw:layer="layout" svg:width="24.632cm" svg:height="1.191cm" svg:x="2.4cm" svg:y="3.609cm">
          <draw:text-box>
            <text:p>按照最近原则，在数据的入口处寻找最近的设备，确定设备码，由此设备分配存储族。</text:p>
          </draw:text-box>
        </draw:frame>
        <draw:frame draw:style-name="gr42" draw:text-style-name="P1" draw:layer="layout" svg:width="17.647cm" svg:height="1.191cm" svg:x="2.553cm" svg:y="6cm">
          <draw:text-box>
            <text:p>此设备查找拓扑表，寻找速度最快的两个设备，形成存储族。</text:p>
          </draw:text-box>
        </draw:frame>
        <draw:frame draw:style-name="gr43" draw:text-style-name="P1" draw:layer="layout" svg:width="20.187cm" svg:height="1.191cm" svg:x="2.8cm" svg:y="8.409cm">
          <draw:text-box>
            <text:p>存储族由三个存储单元构成，区分等级。由最高等级者维护三者关系。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1">
        <office:forms form:automatic-focus="false" form:apply-design-mode="false"/>
        <draw:custom-shape draw:style-name="gr44" draw:text-style-name="P12" draw:layer="layout" svg:width="4.4cm" svg:height="2.4cm" svg:x="17.7cm" svg:y="2.1cm">
          <text:p text:style-name="P3"><text:span text:style-name="T2">trans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4.2cm" svg:height="3cm" svg:x="17.9cm" svg:y="7.5cm">
          <text:p text:style-name="P3"><text:span text:style-name="T2">stor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4.4cm" svg:height="0.8cm" svg:x="17.7cm" svg:y="3.7cm">
          <text:p text:style-name="P3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4.4cm" svg:height="2.4cm" svg:x="8.8cm" svg:y="4.6cm">
          <text:p text:style-name="P3"><text:span text:style-name="T2">trans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4.2cm" svg:height="3cm" svg:x="9cm" svg:y="10cm">
          <text:p text:style-name="P3"><text:span text:style-name="T2">stor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4.4cm" svg:height="0.8cm" svg:x="8.8cm" svg:y="6.2cm">
          <text:p text:style-name="P3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4.4cm" svg:height="2.4cm" svg:x="2.4cm" svg:y="3.2cm">
          <text:p text:style-name="P3"><text:span text:style-name="T2">trans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4.2cm" svg:height="3cm" svg:x="2.6cm" svg:y="8.6cm">
          <text:p text:style-name="P3"><text:span text:style-name="T2">stor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4.4cm" svg:height="0.8cm" svg:x="2.4cm" svg:y="4.8cm">
          <text:p text:style-name="P3"><text:span text:style-name="T2">c</text:span></text:p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5.4cm" svg:y1="4.8cm" svg:x2="5.4cm" svg:y2="4.6cm">
          <text:p/>
        </draw:line>
        <draw:line draw:style-name="gr48" draw:text-style-name="P5" draw:layer="layout" svg:x1="12.4cm" svg:y1="6.4cm" svg:x2="12.4cm" svg:y2="6cm">
          <text:p/>
        </draw:line>
        <draw:line draw:style-name="gr20" draw:text-style-name="P5" draw:layer="layout" svg:x1="21.2cm" svg:y1="3.8cm" svg:x2="21.2cm" svg:y2="3.6cm">
          <text:p/>
        </draw:line>
        <draw:line draw:style-name="gr49" draw:text-style-name="P5" draw:layer="layout" svg:x1="6.8cm" svg:y1="5.2cm" svg:x2="17.7cm" svg:y2="2.8cm">
          <text:p/>
        </draw:line>
        <draw:line draw:style-name="gr50" draw:text-style-name="P5" draw:layer="layout" svg:x1="13.2cm" svg:y1="6.6cm" svg:x2="17.7cm" svg:y2="3cm">
          <text:p/>
        </draw:line>
        <draw:custom-shape draw:style-name="gr51" draw:text-style-name="P3" draw:layer="layout" svg:width="2.635cm" svg:height="2.017cm" draw:transform="rotate (1.58824961931484) translate (3.446cm 8.4cm)">
          <text:p/>
          <draw:enhanced-geometry svg:viewBox="0 0 21600 21600" draw:mirror-vertical="false" draw:text-areas="?f5 ?f1 ?f6 ?f3" draw:type="left-right-arrow" draw:modifiers="5722.41044154402 7773.0103806228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1" draw:text-style-name="P3" draw:layer="layout" svg:width="2.635cm" svg:height="2.017cm" draw:transform="rotate (1.58824961931484) translate (9.946cm 9.8cm)">
          <text:p/>
          <draw:enhanced-geometry svg:viewBox="0 0 21600 21600" draw:mirror-vertical="false" draw:text-areas="?f5 ?f1 ?f6 ?f3" draw:type="left-right-arrow" draw:modifiers="5722.41044154402 7773.0103806228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1" draw:text-style-name="P3" draw:layer="layout" svg:width="2.635cm" svg:height="2.017cm" draw:transform="rotate (1.58824961931484) translate (18.946cm 7.3cm)">
          <text:p/>
          <draw:enhanced-geometry svg:viewBox="0 0 21600 21600" draw:mirror-vertical="false" draw:text-areas="?f5 ?f1 ?f6 ?f3" draw:type="left-right-arrow" draw:modifiers="5722.41044154402 7773.0103806228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2" draw:text-style-name="P8" draw:layer="layout" svg:width="9.392cm" svg:height="1.191cm" svg:x="7.008cm" svg:y="13.6cm">
          <draw:text-box>
            <text:p><text:span text:style-name="T3">一个存储族由三个存储单元构成</text:span></text:p>
          </draw:text-box>
        </draw:frame>
        <draw:frame draw:style-name="gr33" draw:text-style-name="P8" draw:layer="layout" svg:width="1.137cm" svg:height="1.191cm" svg:x="23.4cm" svg:y="2cm">
          <draw:text-box>
            <text:p><text:span text:style-name="T3">１</text:span></text:p>
          </draw:text-box>
        </draw:frame>
        <draw:frame draw:style-name="gr33" draw:text-style-name="P8" draw:layer="layout" svg:width="1.137cm" svg:height="1.191cm" svg:x="4.8cm" svg:y="2.2cm">
          <draw:text-box>
            <text:p><text:span text:style-name="T3">２</text:span></text:p>
          </draw:text-box>
        </draw:frame>
        <draw:frame draw:style-name="gr33" draw:text-style-name="P8" draw:layer="layout" svg:width="1.137cm" svg:height="1.191cm" svg:x="10.4cm" svg:y="3cm">
          <draw:text-box>
            <text:p><text:span text:style-name="T3">３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22:38:36.997427013</meta:creation-date>
    <dc:date>2019-06-02T11:07:16.374418052</dc:date>
    <meta:editing-duration>PT2H8M4S</meta:editing-duration>
    <meta:editing-cycles>8</meta:editing-cycles>
    <meta:generator>LibreOffice/6.0.7.3$Linux_X86_64 LibreOffice_project/00m0$Build-3</meta:generator>
    <meta:document-statistic meta:object-count="264"/>
  </office:meta>
</office:document-meta>
</file>